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"Ahh, it's you. Perfect timing."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guessed."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nother kidnapping... no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One might not necessarily call it a
kidnapping..."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The daughter of that couple over there
disappeared down this pat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scarcely looked away for a second."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"We cannot be entirely sure, without
witness testimon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we do have one lead."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Walk down this path to the east, and you
will reach a mansion known as Ondrera mano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was once the highly luxurious residence
for a noble family, but now it is left
wholly abandon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According to neighbourhood locals, there
may have been human activity within the
mansion of late."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te."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, I gathered my troops and
searched inside the mano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But we could not proceed forward through
the halls."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precisely as I sa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 do not understand it, myself, but we
were simply unable to move forward through
the halls of the mano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is no other way of describing it."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You have my thank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The halls of the mansion are filled with
demons. We would benefit well from the help
of the Heavenly Maide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The abandoned Ondrera Manor lies down this
path to the ea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am certain it has something to do with
this incident."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5:50:28+01:00</meta:creation-date>
    <dc:date>2020-02-23T15:5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